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665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fo:wrap-option="wrap" style:vertical-align="middle"/>
      <style:text-properties style:font-name="Arial" fo:font-size="11pt" style:font-name-asian="Arial Unicode MS" style:font-size-asian="11pt" style:font-name-complex="Tahoma" style:font-size-complex="11pt"/>
    </style:style>
    <style:style style:name="ce11" style:family="table-cell" style:parent-style-name="Default">
      <style:table-cell-properties fo:background-color="#e6e6e6" style:cell-protect="none" style:print-content="true" fo:wrap-option="wrap" style:vertical-align="middle"/>
      <style:text-properties style:font-name="Arial" fo:font-size="11pt" fo:language="en" fo:country="US" style:font-size-asian="11pt" style:language-asian="en" style:country-asian="US" style:font-size-complex="6.25pt" style:language-complex="en" style:country-complex="US"/>
    </style:style>
    <style:style style:name="ce12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>
      <table:table table:name="Cuestiones" table:style-name="ta1" table:protected="true" table:protection-key="iZdppIfLNS29amK9DknLvCzC92U="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>
            <text:p>Docker</text:p>
          </table:table-cell>
          <table:table-cell table:style-name="ce6"/>
          <table:table-cell table:number-columns-repeated="4" table:style-name="ce9"/>
          <table:table-cell table:number-columns-repeated="37"/>
        </table:table-row>
        <table:table-row table:style-name="ro2">
          <table:table-cell table:style-name="ce2" office:value-type="string">
            <text:p>Pregunta</text:p>
          </table:table-cell>
          <table:table-cell table:style-name="ce2" office:value-type="string">
            <text:p>Respuesta A</text:p>
          </table:table-cell>
          <table:table-cell table:style-name="ce2" office:value-type="string">
            <text:p>Respuesta B</text:p>
          </table:table-cell>
          <table:table-cell table:style-name="ce2" office:value-type="string">
            <text:p>Respuesta C</text:p>
          </table:table-cell>
          <table:table-cell table:style-name="ce2" office:value-type="string">
            <text:p>Respuesta D</text:p>
          </table:table-cell>
          <table:table-cell table:style-name="ce2" office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Qué es Docker?</text:p>
          </table:table-cell>
          <table:table-cell table:style-name="ce7" office:value-type="string">
            <text:p>Un “empaquetador” de aplicaciones.</text:p>
          </table:table-cell>
          <table:table-cell table:style-name="ce7" office:value-type="string">
            <text:p>Una ballena muy bonita.</text:p>
          </table:table-cell>
          <table:table-cell table:style-name="ce7" office:value-type="string">
            <text:p>Una posible interfaz gráfica para Kitematic</text:p>
          </table:table-cell>
          <table:table-cell table:style-name="ce7" office:value-type="string">
            <text:p>Un software con una arquitectura p2p</text:p>
          </table:table-cell>
          <table:table-cell table:style-name="ce12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En que año salta Docker a la fama?</text:p>
          </table:table-cell>
          <table:table-cell table:style-name="ce7" office:value-type="float" office:value="2013">
            <text:p>2013</text:p>
          </table:table-cell>
          <table:table-cell table:style-name="ce7" office:value-type="float" office:value="2014">
            <text:p>2014</text:p>
          </table:table-cell>
          <table:table-cell table:style-name="ce7" office:value-type="float" office:value="2015">
            <text:p>2015</text:p>
          </table:table-cell>
          <table:table-cell table:style-name="ce7" office:value-type="float" office:value="2016">
            <text:p>2016</text:p>
          </table:table-cell>
          <table:table-cell table:style-name="ce12" office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Qué aconecimiento supone el lanzamiento de la primera versión estable de Docker?</text:p>
          </table:table-cell>
          <table:table-cell table:style-name="ce7" office:value-type="string">
            <text:p>Colaborar con Red Hat para solucionar incompatibilidades</text:p>
          </table:table-cell>
          <table:table-cell table:style-name="ce7" office:value-type="string">
            <text:p>Sustituir LXC por su propia librería, libcontainer.</text:p>
          </table:table-cell>
          <table:table-cell table:style-name="ce11" office:value-type="string">
            <text:p>Que DotCloud Inc. se transformara en Docker Inc</text:p>
          </table:table-cell>
          <table:table-cell table:style-name="ce7" office:value-type="string">
            <text:p>Poner una ballena como logo. </text:p>
          </table:table-cell>
          <table:table-cell table:style-name="ce12" office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Para qué se utilizan las imágenes? </text:p>
          </table:table-cell>
          <table:table-cell table:style-name="ce7" office:value-type="string">
            <text:p>Para dar de comer a la ballena</text:p>
          </table:table-cell>
          <table:table-cell table:style-name="ce7" office:value-type="string">
            <text:p>Para la distribución.</text:p>
          </table:table-cell>
          <table:table-cell table:style-name="ce7" office:value-type="string">
            <text:p>Para la ejecución.</text:p>
          </table:table-cell>
          <table:table-cell table:style-name="ce7" office:value-type="string">
            <text:p>Para la construcción. </text:p>
          </table:table-cell>
          <table:table-cell table:style-name="ce12" office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En cual de los siguientes sistemas se puede ejecutar Docker de forma nativa?</text:p>
          </table:table-cell>
          <table:table-cell table:style-name="ce7" office:value-type="string">
            <text:p>Linux de 64 bits</text:p>
          </table:table-cell>
          <table:table-cell table:style-name="ce10" office:value-type="string">
            <text:p>Linux de 32 bits</text:p>
          </table:table-cell>
          <table:table-cell table:style-name="ce7" office:value-type="string">
            <text:p>Windows</text:p>
          </table:table-cell>
          <table:table-cell table:style-name="ce7" office:value-type="string">
            <text:p>Mac</text:p>
          </table:table-cell>
          <table:table-cell table:style-name="ce12" office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>
            <text:p>¿Cómo se llama la interfaz gráfica que proporciona Docker ToolBox?</text:p>
          </table:table-cell>
          <table:table-cell table:style-name="ce7" office:value-type="string">
            <text:p>Puppet</text:p>
          </table:table-cell>
          <table:table-cell table:style-name="ce7" office:value-type="string">
            <text:p>Docker Hub</text:p>
          </table:table-cell>
          <table:table-cell table:style-name="ce7" office:value-type="string">
            <text:p>Kitematic</text:p>
          </table:table-cell>
          <table:table-cell table:style-name="ce7" office:value-type="string">
            <text:p>Ninguna de las anteriores</text:p>
          </table:table-cell>
          <table:table-cell table:style-name="ce12" office:value-type="string">
            <text:p>C</text:p>
          </table:table-cell>
          <table:table-cell table:number-columns-repeated="37"/>
        </table:table-row>
        <table:table-row table:style-name="ro4">
          <table:table-cell table:style-name="ce4" office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4" table:number-rows-repeated="197">
          <table:table-cell table:style-name="ce5" table:number-columns-repeated="6"/>
          <table:table-cell table:number-columns-repeated="37"/>
        </table:table-row>
        <table:table-row table:style-name="ro4" table:number-rows-repeated="1631">
          <table:table-cell table:number-columns-repeated="43"/>
        </table:table-row>
        <table:table-row table:style-name="ro4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5">
          <table:table-cell table:formula="of:=[Cuestiones.A1]" office:value-type="string" office:string-value="Docker">
            <text:p>Docker</text:p>
          </table:table-cell>
          <table:table-cell table:formula="of:=[Cuestiones.B1]" office:value-type="float" office:value="0">
            <text:p>0</text:p>
          </table:table-cell>
          <table:table-cell table:formula="of:=[Cuestiones.C1]" office:value-type="float" office:value="0">
            <text:p>0</text:p>
          </table:table-cell>
          <table:table-cell table:formula="of:=[Cuestiones.D1]" office:value-type="float" office:value="0">
            <text:p>0</text:p>
          </table:table-cell>
          <table:table-cell table:formula="of:=[Cuestiones.E1]" office:value-type="float" office:value="0">
            <text:p>0</text:p>
          </table:table-cell>
          <table:table-cell table:formula="of:=[Cuestiones.F1]" office:value-type="float" office:value="0">
            <text:p>0</text:p>
          </table:table-cell>
        </table:table-row>
        <table:table-row table:style-name="ro6">
          <table:table-cell table:formula="of:=[Cuestiones.A2]" office:value-type="string" office:string-value="Pregunta">
            <text:p>Pregunta</text:p>
          </table:table-cell>
          <table:table-cell table:formula="of:=[Cuestiones.B2]" office:value-type="string" office:string-value="Respuesta A">
            <text:p>Respuesta A</text:p>
          </table:table-cell>
          <table:table-cell table:formula="of:=[Cuestiones.C2]" office:value-type="string" office:string-value="Respuesta B">
            <text:p>Respuesta B</text:p>
          </table:table-cell>
          <table:table-cell table:formula="of:=[Cuestiones.D2]" office:value-type="string" office:string-value="Respuesta C">
            <text:p>Respuesta C</text:p>
          </table:table-cell>
          <table:table-cell table:formula="of:=[Cuestiones.E2]" office:value-type="string" office:string-value="Respuesta D">
            <text:p>Respuesta D</text:p>
          </table:table-cell>
          <table:table-cell table:formula="of:=[Cuestiones.F2]" office:value-type="string" office:string-value="Respuesta correcta&#10;(A, B, C ó D)">
            <text:p>Respuesta correcta</text:p>
            <text:p>(A, B, C ó D)</text:p>
          </table:table-cell>
        </table:table-row>
        <table:table-row table:style-name="ro5">
          <table:table-cell table:formula="of:=[Cuestiones.A3]" office:value-type="string" office:string-value="¿Qué es Docker?">
            <text:p>¿Qué es Docker?</text:p>
          </table:table-cell>
          <table:table-cell table:formula="of:=[Cuestiones.B3]" office:value-type="string" office:string-value="Un “empaquetador” de aplicaciones.">
            <text:p>Un “empaquetador” de aplicaciones.</text:p>
          </table:table-cell>
          <table:table-cell table:formula="of:=[Cuestiones.C3]" office:value-type="string" office:string-value="Una ballena muy bonita.">
            <text:p>Una ballena muy bonita.</text:p>
          </table:table-cell>
          <table:table-cell table:formula="of:=[Cuestiones.D3]" office:value-type="string" office:string-value="Una posible interfaz gráfica para Kitematic">
            <text:p>Una posible interfaz gráfica para Kitematic</text:p>
          </table:table-cell>
          <table:table-cell table:formula="of:=[Cuestiones.E3]" office:value-type="string" office:string-value="Un software con una arquitectura p2p">
            <text:p>Un software con una arquitectura p2p</text:p>
          </table:table-cell>
          <table:table-cell table:formula="of:=[Cuestiones.F3]" office:value-type="string" office:string-value="A">
            <text:p>A</text:p>
          </table:table-cell>
        </table:table-row>
        <table:table-row table:style-name="ro5">
          <table:table-cell table:formula="of:=[Cuestiones.A4]" office:value-type="string" office:string-value="¿En que año salta Docker a la fama?">
            <text:p>¿En que año salta Docker a la fama?</text:p>
          </table:table-cell>
          <table:table-cell table:formula="of:=[Cuestiones.B4]" office:value-type="float" office:value="2013">
            <text:p>2013</text:p>
          </table:table-cell>
          <table:table-cell table:formula="of:=[Cuestiones.C4]" office:value-type="float" office:value="2014">
            <text:p>2014</text:p>
          </table:table-cell>
          <table:table-cell table:formula="of:=[Cuestiones.D4]" office:value-type="float" office:value="2015">
            <text:p>2015</text:p>
          </table:table-cell>
          <table:table-cell table:formula="of:=[Cuestiones.E4]" office:value-type="float" office:value="2016">
            <text:p>2016</text:p>
          </table:table-cell>
          <table:table-cell table:formula="of:=[Cuestiones.F4]" office:value-type="string" office:string-value="C">
            <text:p>C</text:p>
          </table:table-cell>
        </table:table-row>
        <table:table-row table:style-name="ro5">
          <table:table-cell table:formula="of:=[Cuestiones.A5]" office:value-type="string" office:string-value="¿Qué aconecimiento supone el lanzamiento de la primera versión estable de Docker?">
            <text:p>¿Qué aconecimiento supone el lanzamiento de la primera versión estable de Docker?</text:p>
          </table:table-cell>
          <table:table-cell table:formula="of:=[Cuestiones.B5]" office:value-type="string" office:string-value="Colaborar con Red Hat para solucionar incompatibilidades">
            <text:p>Colaborar con Red Hat para solucionar incompatibilidades</text:p>
          </table:table-cell>
          <table:table-cell table:formula="of:=[Cuestiones.C5]" office:value-type="string" office:string-value="Sustituir LXC por su propia librería, libcontainer.">
            <text:p>Sustituir LXC por su propia librería, libcontainer.</text:p>
          </table:table-cell>
          <table:table-cell table:formula="of:=[Cuestiones.D5]" office:value-type="string" office:string-value="Que DotCloud Inc. se transformara en Docker Inc">
            <text:p>Que DotCloud Inc. se transformara en Docker Inc</text:p>
          </table:table-cell>
          <table:table-cell table:formula="of:=[Cuestiones.E5]" office:value-type="string" office:string-value="Poner una ballena como logo. ">
            <text:p>Poner una ballena como logo. </text:p>
          </table:table-cell>
          <table:table-cell table:formula="of:=[Cuestiones.F5]" office:value-type="string" office:string-value="B">
            <text:p>B</text:p>
          </table:table-cell>
        </table:table-row>
        <table:table-row table:style-name="ro5">
          <table:table-cell table:formula="of:=[Cuestiones.A6]" office:value-type="string" office:string-value="¿Para qué se utilizan las imágenes? ">
            <text:p>¿Para qué se utilizan las imágenes? </text:p>
          </table:table-cell>
          <table:table-cell table:formula="of:=[Cuestiones.B6]" office:value-type="string" office:string-value="Para dar de comer a la ballena">
            <text:p>Para dar de comer a la ballena</text:p>
          </table:table-cell>
          <table:table-cell table:formula="of:=[Cuestiones.C6]" office:value-type="string" office:string-value="Para la distribución.">
            <text:p>Para la distribución.</text:p>
          </table:table-cell>
          <table:table-cell table:formula="of:=[Cuestiones.D6]" office:value-type="string" office:string-value="Para la ejecución.">
            <text:p>Para la ejecución.</text:p>
          </table:table-cell>
          <table:table-cell table:formula="of:=[Cuestiones.E6]" office:value-type="string" office:string-value="Para la construcción. ">
            <text:p>Para la construcción. </text:p>
          </table:table-cell>
          <table:table-cell table:formula="of:=[Cuestiones.F6]" office:value-type="string" office:string-value="D">
            <text:p>D</text:p>
          </table:table-cell>
        </table:table-row>
        <table:table-row table:style-name="ro5">
          <table:table-cell table:formula="of:=[Cuestiones.A7]" office:value-type="string" office:string-value="¿En cual de los siguientes sistemas se puede ejecutar Docker de forma nativa?">
            <text:p>¿En cual de los siguientes sistemas se puede ejecutar Docker de forma nativa?</text:p>
          </table:table-cell>
          <table:table-cell table:formula="of:=[Cuestiones.B7]" office:value-type="string" office:string-value="Linux de 64 bits">
            <text:p>Linux de 64 bits</text:p>
          </table:table-cell>
          <table:table-cell table:formula="of:=[Cuestiones.C7]" office:value-type="string" office:string-value="Linux de 32 bits">
            <text:p>Linux de 32 bits</text:p>
          </table:table-cell>
          <table:table-cell table:formula="of:=[Cuestiones.D7]" office:value-type="string" office:string-value="Windows">
            <text:p>Windows</text:p>
          </table:table-cell>
          <table:table-cell table:formula="of:=[Cuestiones.E7]" office:value-type="string" office:string-value="Mac">
            <text:p>Mac</text:p>
          </table:table-cell>
          <table:table-cell table:formula="of:=[Cuestiones.F7]" office:value-type="string" office:string-value="A">
            <text:p>A</text:p>
          </table:table-cell>
        </table:table-row>
        <table:table-row table:style-name="ro5">
          <table:table-cell table:formula="of:=[Cuestiones.A8]" office:value-type="string" office:string-value="¿Cómo se llama la interfaz gráfica que proporciona Docker ToolBox?">
            <text:p>¿Cómo se llama la interfaz gráfica que proporciona Docker ToolBox?</text:p>
          </table:table-cell>
          <table:table-cell table:formula="of:=[Cuestiones.B8]" office:value-type="string" office:string-value="Puppet">
            <text:p>Puppet</text:p>
          </table:table-cell>
          <table:table-cell table:formula="of:=[Cuestiones.C8]" office:value-type="string" office:string-value="Docker Hub">
            <text:p>Docker Hub</text:p>
          </table:table-cell>
          <table:table-cell table:formula="of:=[Cuestiones.D8]" office:value-type="string" office:string-value="Kitematic">
            <text:p>Kitematic</text:p>
          </table:table-cell>
          <table:table-cell table:formula="of:=[Cuestiones.E8]" office:value-type="string" office:string-value="Ninguna de las anteriores">
            <text:p>Ninguna de las anteriores</text:p>
          </table:table-cell>
          <table:table-cell table:formula="of:=[Cuestiones.F8]" office:value-type="string" office:string-value="C">
            <text:p>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/05/2016</text:date>, <text:time>16:3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5-01T16:30:05</dc:date>
    <meta:editing-duration>PT17H20M48S</meta:editing-duration>
    <meta:editing-cycles>193</meta:editing-cycles>
    <meta:generator>OpenOffice.org/3.4$Unix OpenOffice.org_project/340m1$Build-9590</meta:generator>
    <meta:document-statistic meta:table-count="2" meta:cell-count="97" meta:object-count="0"/>
  </office:meta>
</office:document-meta>
</file>